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13c70a" officeooo:paragraph-rsid="0013c70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3c70a" officeooo:paragraph-rsid="0013c70a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3c70a" officeooo:paragraph-rsid="0014edf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44f1f" officeooo:paragraph-rsid="00144f1f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4edf0" officeooo:paragraph-rsid="00144f1f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901a7" officeooo:paragraph-rsid="001901a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26b76" officeooo:paragraph-rsid="00226b76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style:font-name="Arial" officeooo:rsid="00226b76" officeooo:paragraph-rsid="00226b76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226b76" officeooo:paragraph-rsid="00226b76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226b76" officeooo:paragraph-rsid="00226b76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26b76" officeooo:paragraph-rsid="0031ac22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226b76" officeooo:paragraph-rsid="0045145b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26b76" officeooo:paragraph-rsid="00226b7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paragraph-rsid="0031ac2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389769" officeooo:paragraph-rsid="0038976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ea854" officeooo:paragraph-rsid="0014edf0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15fee4" officeooo:paragraph-rsid="0014edf0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ial" officeooo:rsid="0015fee4" officeooo:paragraph-rsid="0014edf0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5fee4" officeooo:paragraph-rsid="0014edf0"/>
    </style:style>
    <style:style style:name="P20" style:family="paragraph" style:parent-style-name="Standard">
      <style:paragraph-properties fo:text-align="start" style:justify-single-word="false"/>
      <style:text-properties style:font-name="Arial" officeooo:paragraph-rsid="00226b76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a98d6" officeooo:paragraph-rsid="0014edf0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a98d6" officeooo:paragraph-rsid="003a98d6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17b01" officeooo:paragraph-rsid="00417b01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3131e" officeooo:paragraph-rsid="0043131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46fea" officeooo:paragraph-rsid="00446fea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5145b" officeooo:paragraph-rsid="0045145b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Arial"/>
    </style:style>
    <style:style style:name="P2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officeooo:paragraph-rsid="0014edf0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3131e" officeooo:paragraph-rsid="0043131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46fea" officeooo:paragraph-rsid="00226b76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efa41" officeooo:paragraph-rsid="0045145b"/>
    </style:style>
    <style:style style:name="T1" style:family="text">
      <style:text-properties style:font-name="Arial" officeooo:rsid="00267896"/>
    </style:style>
    <style:style style:name="T2" style:family="text">
      <style:text-properties style:font-name="Arial" officeooo:rsid="00389769"/>
    </style:style>
    <style:style style:name="T3" style:family="text">
      <style:text-properties style:font-name="Arial" officeooo:rsid="00403e09"/>
    </style:style>
    <style:style style:name="T4" style:family="text">
      <style:text-properties officeooo:rsid="00239a4f"/>
    </style:style>
    <style:style style:name="T5" style:family="text">
      <style:text-properties officeooo:rsid="00299d75"/>
    </style:style>
    <style:style style:name="T6" style:family="text">
      <style:text-properties officeooo:rsid="002ccc19"/>
    </style:style>
    <style:style style:name="T7" style:family="text">
      <style:text-properties officeooo:rsid="0031ac22"/>
    </style:style>
    <style:style style:name="T8" style:family="text">
      <style:text-properties officeooo:rsid="0036a666"/>
    </style:style>
    <style:style style:name="T9" style:family="text">
      <style:text-properties officeooo:rsid="003a98d6"/>
    </style:style>
    <style:style style:name="T10" style:family="text">
      <style:text-properties officeooo:rsid="003c45c9"/>
    </style:style>
    <style:style style:name="T11" style:family="text">
      <style:text-properties officeooo:rsid="00226b76"/>
    </style:style>
    <style:style style:name="T12" style:family="text">
      <style:text-properties fo:color="#000000" loext:opacity="100%" style:font-name="Arial" fo:font-size="12pt" fo:font-weight="normal" fo:background-color="#ffffff" loext:char-shading-value="0" style:font-size-asian="12pt" style:font-size-complex="12pt"/>
    </style:style>
    <style:style style:name="T13" style:family="text">
      <style:text-properties fo:color="#000000" loext:opacity="100%" fo:font-size="12pt" fo:font-weight="normal" officeooo:rsid="00446fea" fo:background-color="#ffffff" loext:char-shading-value="0" style:font-size-asian="12pt" style:font-size-complex="12pt"/>
    </style:style>
    <style:style style:name="T14" style:family="text">
      <style:text-properties officeooo:rsid="003efa41"/>
    </style:style>
    <style:style style:name="T15" style:family="text">
      <style:text-properties officeooo:rsid="003f0fa2"/>
    </style:style>
    <style:style style:name="T16" style:family="text">
      <style:text-properties officeooo:rsid="00403e09"/>
    </style:style>
    <style:style style:name="T17" style:family="text">
      <style:text-properties officeooo:rsid="0043131e"/>
    </style:style>
    <style:style style:name="T18" style:family="text">
      <style:text-properties officeooo:rsid="00446fea"/>
    </style:style>
    <style:style style:name="T19" style:family="text">
      <style:text-properties officeooo:rsid="0045145b"/>
    </style:style>
    <style:style style:name="T20" style:family="text">
      <style:text-properties fo:font-size="12pt" officeooo:rsid="00226b76" style:font-size-asian="12pt" style:font-size-complex="12pt"/>
    </style:style>
    <style:style style:name="T21" style:family="text">
      <style:text-properties officeooo:rsid="00462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d’utilisation <text:span text:style-name="T8">pour le téléchargement d’u</text:span><text:span text:style-name="T16">ne image sur la fonte</text:span></text:p>
      <text:p text:style-name="P2"/>
      <text:p text:style-name="P2"/>
      <text:p text:style-name="P4">Voici les étapes obligatoires pour pouvoir télécharger une image <text:span text:style-name="T8">sur l</text:span><text:span text:style-name="T16">a fonte</text:span></text:p>
      <text:p text:style-name="P4"/>
      <text:p text:style-name="P4"/>
      <text:p text:style-name="P4">Connexion à L’API Copernicus :</text:p>
      <text:p text:style-name="P4"/>
      <text:p text:style-name="P4"/>
      <text:p text:style-name="P5"/>
      <text:p text:style-name="P6">Récuperation des images</text:p>
      <text:p text:style-name="P15"/>
      <text:p text:style-name="P18">Paramètre de la requête a compléter :</text:p>
      <text:p text:style-name="P17"/>
      <text:p text:style-name="P30"><text:span text:style-name="T1">Lien vers l’</text:span><text:a xlink:type="simple" xlink:href="https://cds.climate.copernicus.eu/cdsapp#!/dataset/satellite-sea-ice-concentration?tab=form" text:style-name="Internet_20_link" text:visited-style-name="Visited_20_Internet_20_Link"><text:span text:style-name="T3">API Copernicus</text:span></text:a><text:span text:style-name="T2"> </text:span></text:p>
      <text:p text:style-name="P19"/>
      <text:p text:style-name="P23">Origine and sensor : les capteurs utiliser pour récupérer les infos </text:p>
      <text:p text:style-name="P21"/>
      <text:p text:style-name="P24">Region: <text:span text:style-name="T21">c’</text:span>est pour choisir si c est une image de l’hémisphère Nord ou Sud</text:p>
      <text:p text:style-name="P24"/>
      <text:p text:style-name="P24">CDR type: Deux choix qui sont CDR pour « Climate Data Record »ou ICDR « Interim Climate Data Record »</text:p>
      <text:p text:style-name="P19"/>
      <text:p text:style-name="P22">Year :qui prend une année entre <text:span text:style-name="T17">1979 et l‘année actuelle</text:span> compris</text:p>
      <text:p text:style-name="P22"/>
      <text:p text:style-name="P24">Month :prend une valeur pour chaque mois de l’année avec 01 pour janvier et 12 pour décembre</text:p>
      <text:p text:style-name="P16"/>
      <text:p text:style-name="P24">Day :prend une valeur entre 01 et 31 pour chaque jour d’un mois tant qu’il n est pas impossible</text:p>
      <text:p text:style-name="P24"/>
      <text:p text:style-name="P24">Version : la version du logiciel dont la seul disponible est la v2</text:p>
      <text:p text:style-name="P24"/>
      <text:p text:style-name="P24">Variable : les variable<text:span text:style-name="T18">s</text:span> utilisé pour le calcul. <text:span text:style-name="T18">La seul valeur possible est « all available variables »</text:span></text:p>
      <text:p text:style-name="P16"/>
      <text:p text:style-name="P16"><text:span text:style-name="T9">F</text:span>ormat <text:span text:style-name="T9">qui est la forme du document comprennant nos images</text:span> est soit <text:span text:style-name="T9">en .zip soit en .tar.gz</text:span></text:p>
      <text:p text:style-name="P3"/>
      <text:p text:style-name="P3"/>
      <text:p text:style-name="P7">Description du code python </text:p>
      <text:p text:style-name="P7"/>
      <text:p text:style-name="P7"><text:tab/>Connexion a copernicus</text:p>
      <text:p text:style-name="P7"/>
      <text:p text:style-name="P7"><text:tab/><text:tab/>Avoir en sa possession une clé pour pouvoir se connecter au service copernicus</text:p>
      <text:p text:style-name="P7"><text:tab/><text:tab/><text:tab/>:Identifiant + mdp</text:p>
      <text:p text:style-name="P7"><text:tab/><text:tab/></text:p>
      <text:p text:style-name="P20"><text:span text:style-name="T11"><text:tab/><text:tab/><text:tab/></text:span><text:span text:style-name="T4">Voici l’url de l’API a laquelle vous vous connectez : </text:span><text:span text:style-name="T12">https://</text:span><text:span text:style-name="T13">cds.climate.</text:span><text:span text:style-name="T12">copernicus.eu/api/v2</text:span></text:p>
      <text:p text:style-name="P7"/>
      <text:p text:style-name="P7"/>
      <text:p text:style-name="P7"><text:soft-page-break/><text:tab/>Requète <text:s/>à l’API Copernicus </text:p>
      <text:p text:style-name="P7"/>
      <text:p text:style-name="P10"><text:tab/><text:tab/></text:p>
      <text:p text:style-name="P7"/>
      <text:p text:style-name="P8"><text:span text:style-name="T6">Voici le</text:span><text:span text:style-name="T10">s variables choisi pour notre requête</text:span></text:p>
      <text:p text:style-name="P9"/>
      <text:p text:style-name="P32">Origin : eumetsat_osi_saf pour le choix de la provenance</text:p>
      <text:p text:style-name="P9"/>
      <text:p text:style-name="P25">Region : northern_hemisphere pour avoir une image de l’hémisphère nord</text:p>
      <text:p text:style-name="P25"/>
      <text:p text:style-name="P25">cdr_type : icdr car c est le seul choix disponible</text:p>
      <text:p text:style-name="P9"/>
      <text:p text:style-name="P9"><text:span text:style-name="T15">year : </text:span><text:span text:style-name="T18">2016, 2017, 2018, 2019, 2020 et 2021 pour avoir une plaque de valeur et voir une évolution au cour du temps</text:span></text:p>
      <text:p text:style-name="P9"/>
      <text:p text:style-name="P25">month : 07 <text:span text:style-name="T19">pour le mois de Juillet </text:span></text:p>
      <text:p text:style-name="P25"/>
      <text:p text:style-name="P26">day : 15 pour le 15 du mois</text:p>
      <text:p text:style-name="P26"/>
      <text:p text:style-name="P26">version : v2 qui est la seul possible</text:p>
      <text:p text:style-name="P26"/>
      <text:p text:style-name="P12"><text:span text:style-name="T15">variable : </text:span><text:span text:style-name="T19">all qui est la seul possible</text:span></text:p>
      <text:p text:style-name="P12"/>
      <text:p text:style-name="P33">Format : zip ce qui correspond au format du fichier</text:p>
      <text:p text:style-name="P7"/>
      <text:p text:style-name="P7"/>
      <text:p text:style-name="P7"><text:tab/><text:span text:style-name="T7">Voici un exemple de ce </text:span><text:span text:style-name="T15">cela donne sous la forme d’une requête</text:span><text:span text:style-name="T7"> :</text:span></text:p>
      <text:p text:style-name="P11"/>
      <text:p text:style-name="P27"><text:span text:style-name="T20"><text:tab/></text:span>import cdsapi</text:p>
      <text:p text:style-name="P27"/>
      <text:p text:style-name="P28">c = cdsapi.Client()</text:p>
      <text:p text:style-name="P29"/>
      <text:p text:style-name="P29">c.retrieve(</text:p>
      <text:p text:style-name="P29"><text:s text:c="4"/>'satellite-sea-ice-concentration',</text:p>
      <text:p text:style-name="P29"><text:s text:c="4"/>{</text:p>
      <text:p text:style-name="P29"><text:s text:c="8"/>'origin': 'eumetsat_osi_saf',</text:p>
      <text:p text:style-name="P29"><text:s text:c="8"/>'region': 'northern_hemisphere',</text:p>
      <text:p text:style-name="P29"><text:s text:c="8"/>'cdr_type': 'icdr',</text:p>
      <text:p text:style-name="P29"><text:s text:c="8"/>'year': [</text:p>
      <text:p text:style-name="P29"><text:s text:c="12"/>'2016', '2017', '2018',</text:p>
      <text:p text:style-name="P29"><text:s text:c="12"/>'2019', '2020', '2021',</text:p>
      <text:p text:style-name="P29"><text:s text:c="8"/>],</text:p>
      <text:p text:style-name="P29"><text:s text:c="8"/>'month': '07',</text:p>
      <text:p text:style-name="P29"><text:s text:c="8"/>'day': '15',</text:p>
      <text:p text:style-name="P29"><text:s text:c="8"/>'version': 'v2',</text:p>
      <text:p text:style-name="P29"><text:s text:c="8"/>'variable': 'all',</text:p>
      <text:p text:style-name="P29"><text:s text:c="8"/>'format': 'zip',</text:p>
      <text:p text:style-name="P29"><text:s text:c="4"/>},</text:p>
      <text:p text:style-name="P29"><text:s text:c="4"/>'download.zip')</text:p>
      <text:p text:style-name="P14"/>
      <text:p text:style-name="P13"/>
      <text:p text:style-name="P13"/>
      <text:p text:style-name="P7"><text:soft-page-break/><text:tab/><text:span text:style-name="T5">download.</text:span><text:span text:style-name="T14">zip</text:span><text:span text:style-name="T5"> est le nom du fichier qui va être utiliser par la suite pour pouvoir convertir les images sous le bon format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0:32:02.922000000</meta:creation-date>
    <dc:date>2022-06-24T16:19:30.033000000</dc:date>
    <meta:editing-duration>PT11H12M19S</meta:editing-duration>
    <meta:editing-cycles>14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4" meta:word-count="390" meta:character-count="2435" meta:non-whitespace-character-count="1954"/>
  </office:meta>
</office:document-meta>
</file>